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/>
      <style:paragraph-properties style:writing-mode="lr-tb"/>
    </style:style>
    <style:style style:name="gr2" style:family="graphic" style:parent-style-name="standard" style:list-style-name="L1">
      <style:graphic-properties fo:min-height="0cm" fo:min-width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4.398cm" style:use-optimal-column-width="false"/>
    </style:style>
    <style:style style:name="co3" style:family="table-column">
      <style:table-column-properties style:column-width="4.395cm" style:use-optimal-column-width="false"/>
    </style:style>
    <style:style style:name="co4" style:family="table-column">
      <style:table-column-properties style:column-width="4.4cm" style:use-optimal-column-width="false"/>
    </style:style>
    <style:style style:name="ro1" style:family="table-row">
      <style:table-row-properties style:row-height="0.965cm" style:use-optimal-row-height="false"/>
    </style:style>
    <style:style style:name="ro2" style:family="table-row">
      <style:table-row-properties style:row-height="6.508cm" style:use-optimal-row-height="false"/>
    </style:style>
    <style:style style:name="P1" style:family="paragraph">
      <style:paragraph-properties fo:margin-left="0cm" fo:margin-right="0cm" fo:margin-top="0cm" fo:margin-bottom="0cm" fo:line-height="200%" fo:text-align="center" fo:text-indent="0cm"/>
    </style:style>
    <style:style style:name="P2" style:family="paragraph">
      <style:paragraph-properties fo:margin-top="0cm" fo:margin-bottom="0cm" fo:line-height="200%"/>
      <style:text-properties style:font-name="Times New Roman" style:font-name-complex="Times New Roman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Times New Roman" style:font-name-complex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1" draw:id="id1" draw:layer="layout" svg:width="7.398cm" svg:height="0.962cm" svg:x="1.222cm" svg:y="7.223cm">
          <text:p>Managerial Compete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xml:id="id3" draw:id="id3" draw:layer="layout" svg:width="4.507cm" svg:height="0.962cm" svg:x="4.113cm" svg:y="8.493cm">
          <text:p>Dividend Yie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.65cm" svg:height="0.954cm" svg:x="3.97cm" svg:y="9.763cm">
          <text:p><text:span text:style-name="T1">Rece</text:span><text:span text:style-name="T1">ssion Proof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7.589cm" svg:height="7.479cm" svg:x="1.864cm" svg:y="17.7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/>
                <text:p>Independent Variables</text:p>
              </table:table-cell>
              <table:table-cell>
                <text:p><text:s/>Moderating Variable</text:p>
              </table:table-cell>
              <table:table-cell>
                <text:p>Mediating Variable</text:p>
              </table:table-cell>
              <table:table-cell>
                <text:p>Dependent Variable</text:p>
              </table:table-cell>
            </table:table-row>
            <table:table-row table:style-name="ro2" table:default-cell-style-name="gray2">
              <table:table-cell>
                <text:p text:style-name="P2">Managerial Competence</text:p>
                <text:p text:style-name="P2">Dividend Yield</text:p>
                <text:p text:style-name="P2">Recession Proof</text:p>
              </table:table-cell>
              <table:table-cell>
                <text:p><text:s/>Credibility </text:p>
              </table:table-cell>
              <table:table-cell>
                <text:p><text:s/>Sustained Earnings</text:p>
              </table:table-cell>
              <table:table-cell>
                <text:p>Company Stock Valu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layer="layout" svg:width="6.989cm" svg:height="3.345cm" svg:x="9.382cm" svg:y="8.831cm">
          <text:p>Sustained </text:p>
          <text:p>Earning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layer="layout" svg:width="5.207cm" svg:height="1.526cm" svg:x="9.89cm" svg:y="5.951cm">
          <text:p>Credibilit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layer="layout" svg:width="5.426cm" svg:height="1.36cm" svg:x="15.351cm" svg:y="7.641cm">
          <text:p>Stock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4" draw:id="id4" draw:layer="layout" svg:x1="8.62cm" svg:y1="7.704cm" svg:x2="8.62cm" svg:y2="10.24cm" draw:start-shape="id1" draw:start-glue-point="1" draw:end-shape="id2" draw:end-glue-point="1" svg:d="M8620 7704h501v2536h-501" svg:viewBox="0 0 502 2537">
          <text:p/>
        </draw:connector>
        <draw:connector draw:style-name="gr3" draw:text-style-name="P3" draw:layer="layout" svg:x1="8.62cm" svg:y1="8.974cm" svg:x2="9.121cm" svg:y2="8.972cm" draw:start-shape="id3" draw:start-glue-point="1" draw:end-shape="id4" draw:end-glue-point="0" svg:d="M8620 8974h1002v-2h-501" svg:viewBox="0 0 1003 3">
          <text:p/>
        </draw:connector>
        <draw:line draw:style-name="gr4" draw:text-style-name="P4" draw:layer="layout" svg:x1="9.636cm" svg:y1="8.874cm" svg:x2="10.398cm" svg:y2="7.604cm">
          <text:p/>
        </draw:line>
        <draw:line draw:style-name="gr4" draw:text-style-name="P4" draw:layer="layout" svg:x1="12.43cm" svg:y1="7.35cm" svg:x2="12.938cm" svg:y2="8.874cm">
          <text:p/>
        </draw:line>
        <draw:line draw:style-name="gr4" draw:text-style-name="P4" draw:layer="layout" svg:x1="14.843cm" svg:y1="9.763cm" svg:x2="16.24cm" svg:y2="8.87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21:37:02.677734378</meta:creation-date>
    <dc:date>2022-10-10T21:49:19.857902662</dc:date>
    <meta:editing-duration>PT12M16S</meta:editing-duration>
    <meta:editing-cycles>5</meta:editing-cycles>
    <meta:generator>LibreOffice/6.4.7.2$Linux_X86_64 LibreOffice_project/40$Build-2</meta:generator>
    <meta:document-statistic meta:object-count="12"/>
  </office:meta>
</office:document-meta>
</file>